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18f242" officeooo:paragraph-rsid="001d5443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paragraph-rsid="001d544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700ec" officeooo:paragraph-rsid="001d544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efeda" officeooo:paragraph-rsid="001efed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16cdb" officeooo:paragraph-rsid="00216cd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1b00d" officeooo:paragraph-rsid="0021b00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1b00d" officeooo:paragraph-rsid="001efed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1c759" officeooo:paragraph-rsid="0021c75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31c83" officeooo:paragraph-rsid="00231c8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51ca0" officeooo:paragraph-rsid="00251ca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74411" officeooo:paragraph-rsid="0027441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82339" officeooo:paragraph-rsid="0028233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a1556" officeooo:paragraph-rsid="002a155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a847d" officeooo:paragraph-rsid="002a847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5f52c" officeooo:paragraph-rsid="00251ca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d02aa" officeooo:paragraph-rsid="002d02a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e4c5f" officeooo:paragraph-rsid="002e4c5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08d83" officeooo:paragraph-rsid="00308d8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251ca0"/>
    </style:style>
    <style:style style:name="P2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1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21b00d" officeooo:paragraph-rsid="0021b00d" fo:background-color="#1e1e1e"/>
    </style:style>
    <style:style style:name="P22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21c759" officeooo:paragraph-rsid="0021c759" fo:background-color="#1e1e1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274411" officeooo:paragraph-rsid="00274411" fo:background-color="#1e1e1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282339" officeooo:paragraph-rsid="00282339" fo:background-color="#1e1e1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2a847d" officeooo:paragraph-rsid="002a847d" fo:background-color="#1e1e1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2e4c5f" officeooo:paragraph-rsid="002e4c5f" fo:background-color="#1e1e1e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308d83" officeooo:paragraph-rsid="00308d83" fo:background-color="#1e1e1e" style:font-weight-asian="normal" style:font-weight-complex="normal"/>
    </style:style>
    <style:style style:name="P28" style:family="paragraph" style:parent-style-name="Standard">
      <style:paragraph-properties style:line-height-at-least="0.503cm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274411" officeooo:paragraph-rsid="00274411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308d83" officeooo:paragraph-rsid="00308d83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569cd6" style:font-name="Droid Sans Mono" fo:font-size="10.5pt" fo:font-weight="normal" officeooo:rsid="0021b00d" officeooo:paragraph-rsid="0021b00d" fo:background-color="#1e1e1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08d83" officeooo:paragraph-rsid="00308d83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0f0db" officeooo:paragraph-rsid="0030f0db" style:font-weight-asian="normal" style:font-weight-complex="normal"/>
    </style:style>
    <style:style style:name="P34" style:family="paragraph" style:parent-style-name="Standard">
      <style:text-properties officeooo:rsid="0031e2e8" officeooo:paragraph-rsid="0031e2e8"/>
    </style:style>
    <style:style style:name="P35" style:family="paragraph" style:parent-style-name="Standard">
      <style:text-properties fo:background-color="#000000"/>
    </style:style>
    <style:style style:name="P36" style:family="paragraph" style:parent-style-name="Standard">
      <style:paragraph-properties fo:text-align="center" style:justify-single-word="false" fo:break-before="page"/>
      <style:text-properties fo:font-weight="bold" officeooo:paragraph-rsid="001d5443" style:font-weight-asian="bold" style:font-weight-complex="bold"/>
    </style:style>
    <style:style style:name="P37" style:family="paragraph" style:parent-style-name="Standard">
      <style:paragraph-properties fo:text-align="center" style:justify-single-word="false" fo:break-before="page"/>
      <style:text-properties fo:font-weight="bold" officeooo:rsid="00216cdb" officeooo:paragraph-rsid="00216cdb" style:font-weight-asian="bold" style:font-weight-complex="bold"/>
    </style:style>
    <style:style style:name="P38" style:family="paragraph" style:parent-style-name="Standard">
      <style:paragraph-properties fo:text-align="center" style:justify-single-word="false" fo:break-before="page"/>
      <style:text-properties fo:font-weight="bold" officeooo:rsid="00274411" officeooo:paragraph-rsid="00274411" style:font-weight-asian="bold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fo:font-weight="bold" officeooo:rsid="00308d83" officeooo:paragraph-rsid="00308d83" style:font-weight-asian="bold" style:font-weight-complex="bold"/>
    </style:style>
    <style:style style:name="P40" style:family="paragraph" style:parent-style-name="Standard">
      <style:paragraph-properties fo:break-before="page"/>
      <style:text-properties fo:background-color="#000000"/>
    </style:style>
    <style:style style:name="P41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4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08d83" officeooo:paragraph-rsid="00308d83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308d83" officeooo:paragraph-rsid="00308d83" style:font-weight-asian="normal" style:font-weight-complex="normal"/>
    </style:style>
    <style:style style:name="T1" style:family="text">
      <style:text-properties fo:font-weight="normal" officeooo:rsid="00251ca0" style:font-weight-asian="normal" style:font-weight-complex="normal"/>
    </style:style>
    <style:style style:name="T2" style:family="text">
      <style:text-properties fo:font-weight="normal" officeooo:rsid="0025f52c" style:font-weight-asian="normal" style:font-weight-complex="normal"/>
    </style:style>
    <style:style style:name="T3" style:family="text">
      <style:text-properties fo:color="#569cd6"/>
    </style:style>
    <style:style style:name="T4" style:family="text">
      <style:text-properties fo:color="#569cd6" style:font-weight-asian="normal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color="#4fc1ff"/>
    </style:style>
    <style:style style:name="T7" style:family="text">
      <style:text-properties fo:color="#4fc1ff" style:font-weight-asian="normal" style:font-weight-complex="normal"/>
    </style:style>
    <style:style style:name="T8" style:family="text">
      <style:text-properties fo:color="#dcdcaa"/>
    </style:style>
    <style:style style:name="T9" style:family="text">
      <style:text-properties fo:color="#dcdcaa" style:font-weight-asian="normal" style:font-weight-complex="normal"/>
    </style:style>
    <style:style style:name="T10" style:family="text">
      <style:text-properties fo:color="#ce9178"/>
    </style:style>
    <style:style style:name="T11" style:family="text">
      <style:text-properties fo:color="#ce9178" style:font-weight-asian="normal" style:font-weight-complex="normal"/>
    </style:style>
    <style:style style:name="T12" style:family="text">
      <style:text-properties fo:color="#9cdcfe"/>
    </style:style>
    <style:style style:name="T13" style:family="text">
      <style:text-properties officeooo:rsid="0024378b"/>
    </style:style>
    <style:style style:name="T14" style:family="text">
      <style:text-properties fo:font-style="italic" fo:font-weight="bold" officeooo:rsid="0025f52c" style:font-style-asian="italic" style:font-weight-asian="bold" style:font-style-complex="italic" style:font-weight-complex="bold"/>
    </style:style>
    <style:style style:name="T15" style:family="text">
      <style:text-properties fo:color="#4ec9b0"/>
    </style:style>
    <style:style style:name="T16" style:family="text">
      <style:text-properties fo:color="#b5cea8"/>
    </style:style>
    <style:style style:name="T17" style:family="text">
      <style:text-properties style:text-line-through-style="none" style:text-line-through-type="none" style:text-underline-style="non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134265723008" text:id="ct94134265723008">
          <text:insertion>
            <office:change-info>
              <dc:creator>Autor desconhecido</dc:creator>
              <dc:date>2022-01-28T13:41:41</dc:date>
            </office:change-info>
          </text:insertion>
        </text:changed-region>
        <text:changed-region xml:id="ct94134264163952" text:id="ct94134264163952">
          <text:deletion>
            <office:change-info>
              <dc:creator>Autor desconhecido</dc:creator>
              <dc:date>2022-01-28T13:41:18</dc:date>
            </office:change-info>
            <text:p text:style-name="P18"/>
            <text:p text:style-name="P32">npm install –save expreess-handlebar</text:p>
          </text:deletion>
        </text:changed-region>
        <text:changed-region xml:id="ct94134264163664" text:id="ct94134264163664">
          <text:deletion>
            <office:change-info>
              <dc:creator>Autor desconhecido</dc:creator>
              <dc:date>2022-01-28T13:40:50</dc:date>
            </office:change-info>
            <text:p text:style-name="P32">s</text:p>
          </text:deletion>
        </text:changed-region>
        <text:changed-region xml:id="ct94134268083456" text:id="ct94134268083456">
          <text:insertion>
            <office:change-info>
              <dc:creator>Autor desconhecido</dc:creator>
              <dc:date>2022-01-28T13:41:55</dc:date>
            </office:change-info>
          </text:insertion>
        </text:changed-region>
        <text:changed-region xml:id="ct94134268289328" text:id="ct94134268289328">
          <text:insertion>
            <office:change-info>
              <dc:creator>Autor desconhecido</dc:creator>
              <dc:date>2022-01-28T13:42:00</dc:date>
            </office:change-info>
          </text:insertion>
        </text:changed-region>
        <text:changed-region xml:id="ct94134268480128" text:id="ct94134268480128">
          <text:insertion>
            <office:change-info>
              <dc:creator>Autor desconhecido</dc:creator>
              <dc:date>2022-01-28T13:43:21</dc:date>
            </office:change-info>
          </text:insertion>
        </text:changed-region>
        <text:changed-region xml:id="ct94134268441520" text:id="ct94134268441520">
          <text:insertion>
            <office:change-info>
              <dc:creator>Autor desconhecido</dc:creator>
              <dc:date>2022-01-28T13:45:22</dc:date>
            </office:change-info>
          </text:insertion>
        </text:changed-region>
        <text:changed-region xml:id="ct94134267846256" text:id="ct94134267846256">
          <text:insertion>
            <office:change-info>
              <dc:creator>Autor desconhecido</dc:creator>
              <dc:date>2022-01-28T13:44:12</dc:date>
            </office:change-info>
          </text:insertion>
        </text:changed-region>
        <text:changed-region xml:id="ct94134267857184" text:id="ct94134267857184">
          <text:insertion>
            <office:change-info>
              <dc:creator>Autor desconhecido</dc:creator>
              <dc:date>2022-01-28T13:49:05</dc:date>
            </office:change-info>
          </text:insertion>
        </text:changed-region>
        <text:changed-region xml:id="ct94134267877376" text:id="ct94134267877376">
          <text:insertion>
            <office:change-info>
              <dc:creator>Autor desconhecido</dc:creator>
              <dc:date>2022-01-28T13:50:45</dc:date>
            </office:change-info>
          </text:insertion>
        </text:changed-region>
        <text:changed-region xml:id="ct94134267878416" text:id="ct94134267878416">
          <text:insertion>
            <office:change-info>
              <dc:creator>Autor desconhecido</dc:creator>
              <dc:date>2022-01-28T13:44:17</dc:date>
            </office:change-info>
          </text:insertion>
        </text:changed-region>
        <text:changed-region xml:id="ct94134267818448" text:id="ct94134267818448">
          <text:insertion>
            <office:change-info>
              <dc:creator>Autor desconhecido</dc:creator>
              <dc:date>2022-01-28T17:19:5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SEQUELIZE</text:p>
      <text:p text:style-name="P2"/>
      <text:p text:style-name="P3">Modulo chamado sequelize que trabalha com o BD diretamente do Node.js</text:p>
      <text:p text:style-name="P3"/>
      <text:p text:style-name="P1">Na pasta onde será desenvolvido o projeto abra o Terminal e digite:</text:p>
      <text:p text:style-name="P1">npm install –save</text:p>
      <text:p text:style-name="P1"/>
      <text:p text:style-name="P1"/>
      <text:p text:style-name="P4">baixar o sequelize:</text:p>
      <text:p text:style-name="P4">npm install --save sequelize</text:p>
      <text:p text:style-name="P4"/>
      <text:p text:style-name="P4">atualize:</text:p>
      <text:p text:style-name="P4">sudo npm install -g npm</text:p>
      <text:p text:style-name="P4"/>
      <text:p text:style-name="P4">instalar:</text:p>
      <text:p text:style-name="P4">npm install --save mysql2</text:p>
      <text:p text:style-name="P7"/>
      <text:p text:style-name="P37">Se conectando com o Mysql</text:p>
      <text:p text:style-name="P5"/>
      <text:p text:style-name="P5"/>
      <text:p text:style-name="P6">Depois de tudo instalado é hora de se conectar com Mysql</text:p>
      <text:p text:style-name="P6"/>
      <text:p text:style-name="P6">Para começar log no mysql: </text:p>
      <text:p text:style-name="P6"/>
      <text:p text:style-name="P6">mysql -usuporte <text:a xlink:type="simple" xlink:href="mailto:-pUsbw@2951" text:style-name="Internet_20_link" text:visited-style-name="Visited_20_Internet_20_Link">-pUsbw@2951</text:a> -h10.0.0.108</text:p>
      <text:p text:style-name="P6"/>
      <text:p text:style-name="P6">depois disso mostre os bancos criados:</text:p>
      <text:p text:style-name="P6">show databases;</text:p>
      <text:p text:style-name="P6"/>
      <text:p text:style-name="P6">se não tiver crie:</text:p>
      <text:p text:style-name="P6"/>
      <text:p text:style-name="P6">create database test;</text:p>
      <text:p text:style-name="P6">create database Visto;</text:p>
      <text:p text:style-name="P6">create database samba;</text:p>
      <text:p text:style-name="P6"/>
      <text:p text:style-name="P6">e veja novamente</text:p>
      <text:p text:style-name="P6"/>
      <text:p text:style-name="P6">Depois vamos começar a conectar iniciando o sequelize num arquivo test.js e digite:</text:p>
      <text:p text:style-name="P6"/>
      <text:p text:style-name="P6">As constantes e dentrp da segunda constante o nome do banco, o usuario e senha. Depois a maquina conectada e o dialect é o banco de dados utilizado.</text:p>
      <text:p text:style-name="P31"/>
      <text:p text:style-name="P21"><text:span text:style-name="T4">const</text:span><text:span text:style-name="T5"> </text:span><text:span text:style-name="T7">Sequelize</text:span><text:span text:style-name="T5"> = </text:span><text:span text:style-name="T9">require</text:span><text:span text:style-name="T5">(</text:span><text:span text:style-name="T11">'sequelize'</text:span><text:span text:style-name="T5">)</text:span></text:p>
      <text:p text:style-name="P20"><text:span text:style-name="T3">const</text:span> <text:span text:style-name="T6">sequelize</text:span> = <text:span text:style-name="T3">new</text:span> <text:span text:style-name="T8">Sequelize</text:span>(<text:span text:style-name="T10">'test'</text:span>, <text:span text:style-name="T10">'suporte'</text:span>, <text:span text:style-name="T10">'Usbw@2951'</text:span>, {</text:p>
      <text:p text:style-name="P20"><text:span text:style-name="T12">host:</text:span> <text:span text:style-name="T10">"10.0.0.108"</text:span>,</text:p>
      <text:p text:style-name="P20"><text:span text:style-name="T12">dialect:</text:span> <text:span text:style-name="T10">'mysql'</text:span></text:p>
      <text:p text:style-name="P28"/>
      <text:p text:style-name="P20">})</text:p>
      <text:p text:style-name="P6"/>
      <text:p text:style-name="P8">Para testar se esta funcionando basta digitar:</text:p>
      <text:p text:style-name="P8"/>
      <text:p text:style-name="P9">programação assicrona</text:p>
      <text:p text:style-name="P9">than: funciona como call back que retorna um evento que o sequelize authenticate criou que sera a conexão <text:span text:style-name="T13">se ele se conectar ele retorna uma mensagem x se não ele retorna uma msg y</text:span></text:p>
      <text:p text:style-name="P8"/>
      <text:p text:style-name="P22"><text:span text:style-name="T6">sequelize</text:span>.<text:span text:style-name="T8">authenticate</text:span>().<text:span text:style-name="T8">than</text:span>(<text:span text:style-name="T3">function</text:span>(){</text:p>
      <text:p text:style-name="P20"><text:span text:style-name="T12">console</text:span>.<text:span text:style-name="T8">log</text:span>(<text:span text:style-name="T10">"Concetado com Sucesso!"</text:span>)</text:p>
      <text:p text:style-name="P20">}).<text:span text:style-name="T8">catch</text:span>(<text:span text:style-name="T3">function</text:span>(<text:span text:style-name="T12">erro</text:span>){</text:p>
      <text:p text:style-name="P20"><text:span text:style-name="T12">console</text:span>.<text:span text:style-name="T8">log</text:span>(<text:span text:style-name="T10">"Falha ao se conectar: "</text:span>+<text:span text:style-name="T12">erro</text:span>)</text:p>
      <text:p text:style-name="P20">})</text:p>
      <text:p text:style-name="P8"/>
      <text:p text:style-name="P8"/>
      <text:p text:style-name="P10">Depois de rodar a conexão e o teste no test.js abra o terminal na pasta onde ela se encontra e digite:</text:p>
      <text:p text:style-name="P10"/>
      <text:p text:style-name="P10">nodemon test.js</text:p>
      <text:p text:style-name="P10"/>
      <text:p text:style-name="P19"><text:span text:style-name="T1">para rodar o </text:span><text:span text:style-name="T2">servidor: Error: </text:span><text:span text:style-name="T14">Cannot find module 'sequelize'</text:span></text:p>
      <text:p text:style-name="P15"/>
      <text:p text:style-name="P15"/>
      <text:p text:style-name="P38">MODELS NO SEQUELIZE</text:p>
      <text:p text:style-name="P29"/>
      <text:p text:style-name="P11"/>
      <text:p text:style-name="P23"><text:span text:style-name="T3">const</text:span> <text:span text:style-name="T6">Sequelize</text:span> = <text:span text:style-name="T8">require</text:span>(<text:span text:style-name="T10">'sequelize'</text:span>)</text:p>
      <text:p text:style-name="P20"><text:span text:style-name="T3">const</text:span> <text:span text:style-name="T6">sequelize</text:span> = <text:span text:style-name="T3">new</text:span> <text:span text:style-name="T8">Sequelize</text:span>(<text:span text:style-name="T10">'test'</text:span>, <text:span text:style-name="T10">'suporte'</text:span>, <text:span text:style-name="T10">'Usbw@2951'</text:span>, {</text:p>
      <text:p text:style-name="P20"><text:span text:style-name="T12">host:</text:span> <text:span text:style-name="T10">"10.0.0.108"</text:span>,</text:p>
      <text:p text:style-name="P20"><text:span text:style-name="T12">dialect:</text:span> <text:span text:style-name="T10">'mysql'</text:span></text:p>
      <text:p text:style-name="P28"/>
      <text:p text:style-name="P20">})</text:p>
      <text:p text:style-name="P11"/>
      <text:p text:style-name="P11">Para criar um model é só criar uma constante e sequelize, dentro disso passa o modelo e dentro dele os campos com titulos e textos:</text:p>
      <text:p text:style-name="P11"/>
      <text:p text:style-name="P23"><text:span text:style-name="T3">const</text:span> <text:span text:style-name="T6">Postagem</text:span> = <text:span text:style-name="T6">sequelize</text:span>.<text:span text:style-name="T8">define</text:span>(<text:span text:style-name="T10">'postagens'</text:span>, {</text:p>
      <text:p text:style-name="P20"><text:span text:style-name="T12">titulo:</text:span> {</text:p>
      <text:p text:style-name="P20"><text:span text:style-name="T12">type:</text:span> <text:span text:style-name="T12">Sequelize</text:span>.<text:span text:style-name="T6">STRING</text:span></text:p>
      <text:p text:style-name="P20">},</text:p>
      <text:p text:style-name="P20"><text:span text:style-name="T12">conteudo:</text:span> {</text:p>
      <text:p text:style-name="P20"><text:span text:style-name="T12">type:</text:span> <text:span text:style-name="T12">Sequelize</text:span>.<text:span text:style-name="T6">TEXT</text:span></text:p>
      <text:p text:style-name="P20">}</text:p>
      <text:p text:style-name="P20">})</text:p>
      <text:p text:style-name="P11"/>
      <text:p text:style-name="P12">STRING TEM LIMITE</text:p>
      <text:p text:style-name="P12">TEXT ILIMITADO</text:p>
      <text:p text:style-name="P12"/>
      <text:p text:style-name="P12">Como gerar o modulo direto no mysql é só digitar a constante criada e sincronizar:</text:p>
      <text:p text:style-name="P24"><text:span text:style-name="T6">Postagem</text:span>.<text:span text:style-name="T8">sync</text:span>({<text:span text:style-name="T12">force:</text:span> <text:span text:style-name="T3">true</text:span>})</text:p>
      <text:p text:style-name="P24"/>
      <text:p text:style-name="P13">e rodar o nodemon.js</text:p>
      <text:p text:style-name="P13"/>
      <text:p text:style-name="P13">depois abrir o terminal para rodar o banco de dados.</text:p>
      <text:p text:style-name="P11"/>
      <text:p text:style-name="P11"/>
      <text:p text:style-name="P14">E Incremente mais uma constante</text:p>
      <text:p text:style-name="P14"/>
      <text:p text:style-name="P25"><text:span text:style-name="T3">const</text:span> <text:span text:style-name="T6">Usuario</text:span> = <text:span text:style-name="T6">sequelize</text:span>.<text:span text:style-name="T8">define</text:span>(<text:span text:style-name="T10">'usuarios'</text:span>, {</text:p>
      <text:p text:style-name="P20"><text:span text:style-name="T12">nome:</text:span> {</text:p>
      <text:p text:style-name="P20"><text:span text:style-name="T15">type</text:span><text:span text:style-name="T12">:</text:span> <text:span text:style-name="T12">Sequelize</text:span>.<text:span text:style-name="T15">STRING</text:span></text:p>
      <text:p text:style-name="P20">},</text:p>
      <text:p text:style-name="P20"><text:span text:style-name="T12">sobrenome:</text:span> {</text:p>
      <text:p text:style-name="P20"><text:span text:style-name="T15">type</text:span><text:span text:style-name="T12">:</text:span> <text:span text:style-name="T12">Sequelize</text:span>.<text:span text:style-name="T15">STRING</text:span></text:p>
      <text:p text:style-name="P20">},</text:p>
      <text:p text:style-name="P20"><text:span text:style-name="T12">idade:</text:span> {</text:p>
      <text:p text:style-name="P20"><text:span text:style-name="T15">type</text:span><text:span text:style-name="T12">:</text:span> <text:span text:style-name="T12">Sequelize</text:span>.<text:span text:style-name="T15">INTEGER</text:span></text:p>
      <text:p text:style-name="P20">},</text:p>
      <text:p text:style-name="P20"><text:span text:style-name="T12">idade:</text:span> {</text:p>
      <text:p text:style-name="P20"><text:span text:style-name="T15">type</text:span><text:span text:style-name="T12">:</text:span> <text:span text:style-name="T12">Sequelize</text:span>.<text:span text:style-name="T15">INTEGER</text:span></text:p>
      <text:p text:style-name="P20">},</text:p>
      <text:p text:style-name="P20"><text:span text:style-name="T12">email:</text:span> {</text:p>
      <text:p text:style-name="P20"><text:span text:style-name="T15">type</text:span><text:span text:style-name="T12">:</text:span> <text:span text:style-name="T12">Sequelize</text:span>.<text:span text:style-name="T15">STRING</text:span></text:p>
      <text:p text:style-name="P20">}</text:p>
      <text:p text:style-name="P20">})</text:p>
      <text:p text:style-name="P14"><text:soft-page-break/>e sincronize:</text:p>
      <text:p text:style-name="P14"/>
      <text:p text:style-name="P25"><text:span text:style-name="T6">Usuario</text:span>.<text:span text:style-name="T8">sync</text:span>({<text:span text:style-name="T12">force:</text:span> <text:span text:style-name="T3">true</text:span>})</text:p>
      <text:p text:style-name="P14"/>
      <text:p text:style-name="P14"/>
      <text:p text:style-name="P16">Assim que criar isso comente e delete essa parte pra não faezr de novo</text:p>
      <text:p text:style-name="P16"/>
      <text:p text:style-name="P17">Para inserir dados basta chamar a variavel ponto create e dentro dele criar o conteudo:</text:p>
      <text:p text:style-name="P17"/>
      <text:p text:style-name="P26"><text:span text:style-name="T6">Postagem</text:span>.<text:span text:style-name="T8">create</text:span>({</text:p>
      <text:p text:style-name="P20"><text:span text:style-name="T12">titulo:</text:span> <text:span text:style-name="T10">"UM TITULO QUALQUER"</text:span>,</text:p>
      <text:p text:style-name="P20"><text:span text:style-name="T12">conteudo:</text:span> <text:span text:style-name="T10">"usdfhikljda nklsjk,nsekljdfjbdlkfsdh"</text:span></text:p>
      <text:p text:style-name="P20">})</text:p>
      <text:p text:style-name="P17"/>
      <text:p text:style-name="P39">HANDLEBARS</text:p>
      <text:p text:style-name="P30"/>
      <text:p text:style-name="P18">Para comer edite o documento code para atuar:</text:p>
      <text:p text:style-name="P27"><text:span text:style-name="T3">const</text:span> <text:span text:style-name="T6">express</text:span> = <text:span text:style-name="T8">require</text:span>(<text:span text:style-name="T10">"express"</text:span>);</text:p>
      <text:p text:style-name="P20"><text:span text:style-name="T3">const</text:span> <text:span text:style-name="T6">app</text:span> = <text:span text:style-name="T8">express</text:span>();</text:p>
      <text:p text:style-name="P28"/>
      <text:p text:style-name="P20"><text:span text:style-name="T3">var</text:span> <text:span text:style-name="T12">nome</text:span> = <text:span text:style-name="T10">"Victor"</text:span></text:p>
      <text:p text:style-name="P28"/>
      <text:p text:style-name="P20"><text:span text:style-name="T6">app</text:span>.<text:span text:style-name="T8">listen</text:span>(<text:span text:style-name="T16">8081</text:span>, <text:span text:style-name="T3">function</text:span>(){<text:span text:style-name="T12">console</text:span>.<text:span text:style-name="T8">log</text:span>(<text:span text:style-name="T10">"Servidor Rodando!"</text:span>);</text:p>
      <text:p text:style-name="P28"/>
      <text:p text:style-name="P20">});</text:p>
      <text:p text:style-name="P18"/>
      <text:p text:style-name="P18"/>
      <text:p text:style-name="P18">depois disso abra o terminal na pasta que atua e instale o handlebars:<text:change-start text:change-id="ct94134265723008"/></text:p>
      <text:p text:style-name="P18"/>
      <text:p text:style-name="P18">sudo npm install --save express-handlebars<text:change-end text:change-id="ct94134265723008"/><text:change text:change-id="ct94134264163952"/><text:change text:change-id="ct94134264163664"/><text:change-start text:change-id="ct94134268083456"/></text:p>
      <text:p text:style-name="P32"/>
      <text:p text:style-name="P32"/>
      <text:p text:style-name="P32"><text:change-end text:change-id="ct94134268083456"/><text:change-start text:change-id="ct94134268289328"/><text:tab/>Ele baixa uma versão especifica para o express</text:p>
      <text:p text:style-name="P32"/>
      <text:p text:style-name="P32"/>
      <text:p text:style-name="P33">Depois disso crie uma constante para receber esse modulo do express:</text:p>
      <text:p text:style-name="Standard"><text:change-end text:change-id="ct94134268289328"/><text:change-start text:change-id="ct94134268480128"/></text:p>
      <text:p text:style-name="P20"><text:change-end text:change-id="ct94134268480128"/><text:change-start text:change-id="ct94134268441520"/><text:span text:style-name="T3">const</text:span> <text:span text:style-name="T6">express</text:span> = <text:span text:style-name="T8">require</text:span>(<text:span text:style-name="T10">"express"</text:span>);</text:p>
      <text:p text:style-name="P20"><text:span text:style-name="T3">const</text:span> <text:span text:style-name="T6">app</text:span> = <text:span text:style-name="T8">express</text:span>();</text:p>
      <text:p text:style-name="P20"><text:span text:style-name="T3">const</text:span> <text:span text:style-name="T6">handlebars</text:span> = <text:span text:style-name="T8">require</text:span>(<text:span text:style-name="T10">'express-handlebars'</text:span>)</text:p>
      <text:p text:style-name="P41"><text:line-break/></text:p>
      <text:p text:style-name="P20"><text:span text:style-name="T6">app</text:span>.<text:span text:style-name="T8">listen</text:span>(<text:span text:style-name="T16">8081</text:span>, <text:span text:style-name="T3">function</text:span>(){</text:p>
      <text:p text:style-name="P20"><text:span text:style-name="T12">console</text:span>.<text:span text:style-name="T8">log</text:span>(<text:span text:style-name="T10">"Servidor Rodando na url http://localhost:8081"</text:span>);</text:p>
      <text:p text:style-name="P20">});</text:p>
      <text:p text:style-name="P20"><text:change-end text:change-id="ct94134268441520"/><text:change-start text:change-id="ct94134267846256"/></text:p>
      <text:p text:style-name="Standard"><text:change-end text:change-id="ct94134267846256"/><text:change-start text:change-id="ct94134267857184"/></text:p>
      <text:p text:style-name="P34">Crie uma maquina para usar o handlebars como template end do projeto</text:p>
      <text:p text:style-name="P34"/>
      <text:p text:style-name="P35"><text:change-end text:change-id="ct94134267857184"/><text:change-start text:change-id="ct94134267877376"/>const express = require("express");</text:p>
      <text:p text:style-name="P35">const app = express();</text:p>
      <text:p text:style-name="P35">const handlebars = require('express-handlebars')</text:p>
      <text:p text:style-name="P35"/>
      <text:p text:style-name="P35">// Config </text:p>
      <text:p text:style-name="P35"><text:s text:c="4"/>// Template Engine</text:p>
      <text:p text:style-name="P35"><text:s text:c="4"/>app.engine('handlebars', handlebars({defaultLayout: 'main'}))</text:p>
      <text:p text:style-name="P35"><text:s text:c="4"/>app.set('view engine', 'handlebars')</text:p>
      <text:p text:style-name="P35"/>
      <text:p text:style-name="P35">app.listen(8081, function(){</text:p>
      <text:p text:style-name="P35"><text:s text:c="4"/>console.log("Servidor Rodando na url http://localhost:8081");</text:p>
      <text:p text:style-name="P35">});<text:change-end text:change-id="ct94134267877376"/><text:change-start text:change-id="ct94134267878416"/></text:p>
      <text:p text:style-name="P35"><text:change-end text:change-id="ct94134267878416"/><text:change-start text:change-id="ct94134267818448"/></text:p>
      <text:p text:style-name="P40"><text:change-end text:change-id="ct9413426781844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22:45:06.988685273</meta:creation-date>
    <dc:date>2022-01-28T18:23:21.678019491</dc:date>
    <meta:editing-duration>PT3H15M25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6" meta:paragraph-count="115" meta:word-count="541" meta:character-count="3696" meta:non-whitespace-character-count="3252"/>
  </office:meta>
</office:document-meta>
</file>